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DejaVu Sans" svg:font-family="'DejaVu Sans'" style:font-family-generic="system" style:font-pitch="variable"/>
    <style:font-face style:name="DejaVu Sans1" svg:font-family="'DejaVu Sans'" style:font-adornments="Condensed" style:font-family-generic="swiss"/>
    <style:font-face style:name="DejaVu Sans2" svg:font-family="'DejaVu Sans'" style:font-family-generic="swiss" style:font-pitch="variable"/>
    <style:font-face style:name="DejaVu Sans3" svg:font-family="'DejaVu Sans'" style:font-family-generic="swiss"/>
    <style:font-face style:name="DejaVu Sans4" svg:font-family="'DejaVu Sans'" style:font-adornments="Condensed" style:font-family-generic="system"/>
    <style:font-face style:name="DejaVu Sans5" svg:font-family="'DejaVu Sans'" style:font-adornments="Condensed" style:font-family-generic="system"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style style:name="gr1" style:family="graphic" style:parent-style-name="text">
      <style:graphic-properties fo:min-height="25.831cm" loext:decorative="false"/>
      <style:paragraph-properties style:writing-mode="lr-tb"/>
    </style:style>
    <style:style style:name="gr2" style:family="graphic" style:parent-style-name="textbody" style:list-style-name="L1">
      <style:graphic-properties fo:min-height="25.425cm" loext:decorative="false"/>
      <style:paragraph-properties style:writing-mode="lr-tb"/>
    </style:style>
    <style:style style:name="gr3" style:family="graphic" style:parent-style-name="textbody" style:list-style-name="L1">
      <style:graphic-properties fo:min-height="25.425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autospace="none"/>
    </style:style>
    <style:style style:name="P3" style:family="paragraph">
      <style:paragraph-properties fo:margin-left="0cm" fo:margin-right="0cm" fo:margin-top="0cm" fo:margin-bottom="0cm" fo:line-height="100%" fo:text-indent="0cm"/>
      <style:text-properties fo:font-size="14pt"/>
    </style:style>
    <style:style style:name="T1" style:family="text">
      <style:text-properties style:use-window-font-color="true" loext:opacity="0%" style:text-outline="false" style:text-line-through-style="none" style:text-line-through-type="none" style:font-name="Helvetica" fo:font-size="21pt" fo:letter-spacing="normal" fo:font-style="normal" fo:text-shadow="none" style:text-underline-style="none" fo:font-weight="bold" style:letter-kerning="true" style:font-name-asian="DejaVu Sans" style:font-size-asian="21pt" style:font-style-asian="normal" style:font-weight-asian="bold" style:font-name-complex="DejaVu Sans" style:font-size-complex="21pt" style:font-style-complex="normal" style:font-weight-complex="bold"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font-name="Helvetica" fo:font-size="9pt" fo:letter-spacing="normal" fo:font-style="normal" fo:text-shadow="none" style:text-underline-style="none" fo:font-weight="bold" style:letter-kerning="true" style:font-name-asian="DejaVu Sans" style:font-size-asian="9pt" style:font-style-asian="normal" style:font-weight-asian="bold" style:font-name-complex="DejaVu Sans" style:font-size-complex="9pt" style:font-style-complex="normal" style:font-weight-complex="bold" style:text-emphasize="none" style:font-relief="none" style:text-overline-style="none" style:text-overline-color="font-color"/>
    </style:style>
    <style:style style:name="T3" style:family="text">
      <style:text-properties style:use-window-font-color="true" loext:opacity="0%" style:text-outline="false" style:text-line-through-style="none" style:text-line-through-type="none" style:font-name="Helvetica" fo:font-size="12pt" fo:letter-spacing="normal"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style:font-name="Helvetica" fo:font-size="14pt" fo:letter-spacing="normal"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5" style:family="text">
      <style:text-properties style:use-window-font-color="true" loext:opacity="0%" style:text-outline="false" style:text-line-through-style="none" style:text-line-through-type="none" style:font-name="Helvetica" fo:font-size="12pt"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style:style style:name="T6" style:family="text">
      <style:text-properties style:font-name="Helvetica" fo:font-size="12pt" fo:font-weight="bold" style:font-size-asian="12pt" style:font-weight-asian="bold" style:font-size-complex="12pt" style:font-weight-complex="bold"/>
    </style:style>
    <style:style style:name="T7" style:family="text">
      <style:text-properties style:font-name="Helvetica" fo:font-size="12pt" fo:font-weight="normal" style:font-size-asian="12pt" style:font-weight-asian="normal" style:font-size-complex="12pt" style:font-weight-complex="normal"/>
    </style:style>
    <style:style style:name="T8" style:family="text">
      <style:text-properties style:use-window-font-color="true" loext:opacity="0%" style:text-outline="false" style:text-line-through-style="none" style:text-line-through-type="none" style:font-name="Helvetica"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9" style:family="text">
      <style:text-properties style:use-window-font-color="true" loext:opacity="0%" style:text-outline="false" style:text-line-through-style="none" style:text-line-through-type="none" style:font-name="Helvetica" fo:font-size="12pt" fo:font-style="normal" fo:text-shadow="none" style:text-underline-style="none" style:letter-kerning="true" style:font-name-asian="DejaVu Sans" style:font-size-asian="12pt" style:font-style-asian="normal" style:font-name-complex="DejaVu Sans" style:font-size-complex="12pt" style:font-style-complex="normal" style:text-emphasize="none" style:font-relief="none" style:text-overline-style="none" style:text-overline-color="font-color"/>
    </style:style>
    <style:style style:name="T10" style:family="text">
      <style:text-properties style:font-name="Helvetica" fo:font-size="12pt" style:font-size-asian="12pt" style:font-size-complex="12pt"/>
    </style:style>
    <style:style style:name="T11" style:family="text">
      <style:text-properties style:use-window-font-color="true" loext:opacity="0%" style:text-outline="false" style:text-line-through-style="none" style:text-line-through-type="none" style:font-name="Helvetica"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12" style:family="text">
      <style:text-properties style:font-name="Helvetica" fo:font-size="12pt" fo:font-weight="bold" style:font-name-asian="DejaVu Sans1" style:font-size-asian="12pt" style:font-weight-asian="bold" style:font-name-complex="DejaVu Sans1" style:font-size-complex="12pt" style:font-weight-complex="bold"/>
    </style:style>
    <style:style style:name="T13" style:family="text">
      <style:text-properties style:use-window-font-color="true" loext:opacity="0%" style:text-outline="false" style:text-line-through-style="none" style:text-line-through-type="none" style:font-name="Helvetica"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4" style:family="text">
      <style:text-properties style:font-name="Helvetica" fo:font-size="12pt" fo:font-weight="normal" style:font-name-asian="DejaVu Sans1" style:font-size-asian="12pt" style:font-weight-asian="normal" style:font-name-complex="DejaVu Sans1"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7.526cm" svg:height="26.081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5">SKILL HIGHLIGHTS</text:span></text:p>
            <text:p><text:span text:style-name="T5"/></text:p>
            <text:p><text:span text:style-name="T6">Programmer:</text:span><text:span text:style-name="T7"> Hands-on coder of software using a wide range of languages/stacks/tools.</text:span></text:p>
            <text:p><text:span text:style-name="T5">Leader:</text:span><text:span text:style-name="T8"> Principal technologist for digital transformations and strategic product initiatives.</text:span><text:span text:style-name="T8"><text:line-break/></text:span><text:span text:style-name="T5">Entrepreneur:</text:span><text:span text:style-name="T8"> 5 VC-funded startups, 3 enterprise digital initiatives, and 2 nonprofits.</text:span></text:p>
            <text:p><text:span text:style-name="T9"/></text:p>
            <text:p><text:span text:style-name="T5">STACK HIGHLIGHTS</text:span></text:p>
            <text:p><text:span text:style-name="T8"><text:line-break/></text:span><text:span text:style-name="T5">Full-stack</text:span><text:span text:style-name="T8">: Ruby on Rails, Elixir </text:span><text:span text:style-name="T10">Phoenix, Rust Axum, Node Express, Python Django.</text:span></text:p>
            <text:p><text:span text:style-name="T5">Back-end</text:span><text:span text:style-name="T8">: Unix, SQL, AWS, APIs, DevOps, CI/CD, TDD/BDD, IaC, Terraform, Ansible.</text:span></text:p>
            <text:p><text:span text:style-name="T5">Front-end</text:span><text:span text:style-name="T8">: HTML, CSS, JavaScript, iOS, Android, Adobe CC, UI/UX tools, UML.</text:span></text:p>
            <text:p><text:span text:style-name="T5"/></text:p>
            <text:p text:style-name="P1"><text:span text:style-name="T5">KEYWORD HIGHLIGHTS</text:span></text:p>
            <text:p text:style-name="P1"><text:span text:style-name="T8"/></text:p>
            <text:p><text:span text:style-name="T5">UI/UX:</text:span><text:span text:style-name="T8"> Adobe CC, Photoshop, Illustrator, XD, Figma, Sketch, Miro, Mockups, Wireframes. </text:span></text:p>
            <text:p><text:span text:style-name="T5">CSS/JS</text:span><text:span text:style-name="T8">: Tailwind, Alpine, SASS, Bootstrap, HTMX, Bulma, Semantic UI, BEM, jQuery.</text:span><text:span text:style-name="T8"><text:line-break/></text:span><text:span text:style-name="T5">EPPM</text:span><text:span text:style-name="T8">: Agile, Kanban, Lean, Scrum, Kaizen, Jira, Trello, Portfolio Project Management.</text:span></text:p>
            <text:p><text:span text:style-name="T5">Data:</text:span><text:span text:style-name="T8"> SQL, Postgres, MySQL, Oracle, SQLite, ETL, JSON, Protobuf, gRPC, CSV, Excel. </text:span></text:p>
            <text:p><text:span text:style-name="T9"/></text:p>
            <text:p><text:span text:style-name="T6">EXPERIENCE HIGHLIGHTS</text:span><text:span text:style-name="T8"><text:line-break/></text:span><text:span text:style-name="T8"/></text:p>
            <text:p text:style-name="P1"><text:span text:style-name="T5">SixArm Software Consulting </text:span><text:span text:style-name="T11">∘ 2006-Present</text:span></text:p>
            <text:p text:style-name="P1"><text:span text:style-name="T11">∘</text:span><text:span text:style-name="T8"> </text:span><text:span text:style-name="T8">Developed $1MM+ business tools, 50MM downloads, 100MM MAUs, for CEOs &amp; CTOs.</text:span></text:p>
            <text:p text:style-name="P1"><text:span text:style-name="T11">∘</text:span><text:span text:style-name="T8"> </text:span><text:span text:style-name="T8">Hired and headed software engineering teams from 0 through launch and scale up.</text:span></text:p>
            <text:p text:style-name="P1"><text:span text:style-name="T11">∘</text:span><text:span text:style-name="T8"> </text:span><text:span text:style-name="T8">Hands-on coded LOB web apps, consumer mobile apps, ETL data flows, product spikes.</text:span></text:p>
            <text:p><text:span text:style-name="T5"/></text:p>
            <text:p><text:span text:style-name="T5">Founder at Bold Contacts </text:span><text:span text:style-name="T12">∘ </text:span><text:span text:style-name="T6">2021–Present</text:span></text:p>
            <text:p text:style-name="P1"><text:span text:style-name="T11">∘</text:span><text:span text:style-name="T8"> </text:span><text:span text:style-name="T13">Create core product mobile app for users with vision/motor/cognitive disabilities.</text:span></text:p>
            <text:p text:style-name="P1"><text:span text:style-name="T13">∘ </text:span><text:span text:style-name="T13">Improve accessibility for patients experiencing Alzheimer’s, Parkinson’s, MS, and ALS.</text:span></text:p>
            <text:p><text:span text:style-name="T12">∘</text:span><text:span text:style-name="T10"> </text:span><text:span text:style-name="T10">Initiate pilot projects with researchers, hospitals, care centers, and content providers.</text:span></text:p>
            <text:p text:style-name="P1"><text:span text:style-name="T5"/></text:p>
            <text:p text:style-name="P1"><text:span text:style-name="T5">CTO at Commissary Club </text:span><text:span text:style-name="T11">∘ </text:span><text:span text:style-name="T5">Y Combinator VC </text:span><text:span text:style-name="T12">∘ </text:span><text:span text:style-name="T6">2019–2021</text:span></text:p>
            <text:p text:style-name="P1"><text:span text:style-name="T12">∘</text:span><text:span text:style-name="T10"> </text:span><text:span text:style-name="T10">Launched MVP for flagship social network from 0 to 100 MAUs, leading all tech aspects.</text:span></text:p>
            <text:p text:style-name="P1"><text:span text:style-name="T12">∘</text:span><text:span text:style-name="T10"> </text:span><text:span text:style-name="T10">Led and coded the flagship platform, website, mobile app, APIs, hosting, from 0 to MVP.</text:span></text:p>
            <text:p text:style-name="P1"><text:span text:style-name="T12">∘</text:span><text:span text:style-name="T10"> </text:span><text:span text:style-name="T10">Directed10 employees and consultants, lead developer, lead designer, lead analyst.</text:span></text:p>
            <text:p text:style-name="P1"><text:span text:style-name="T10"/></text:p>
            <text:p><text:span text:style-name="T5">Technology Consultant to CTO at</text:span><text:span text:style-name="T11"> </text:span><text:span text:style-name="T5">Omniex Holdings </text:span><text:span text:style-name="T11">∘ Jump Capital VC ∘ 2018</text:span></text:p>
            <text:p><text:span text:style-name="T14">∘ </text:span><text:span text:style-name="T14">Led front-end team of 6, developing fintech blockchain product with React &amp; JavaScript.</text:span></text:p>
            <text:p><text:span text:style-name="T12">∘</text:span><text:span text:style-name="T10"> </text:span><text:span text:style-name="T10">Researched and coded next-gen product with Svelte, TypeScript, Node, from 0 to HiFi.</text:span></text:p>
            <text:p><text:span text:style-name="T11">∘</text:span><text:span text:style-name="T8"> </text:span><text:span text:style-name="T8">Advised CTO &amp; CEO on tech best practices, PPM/ WBS, hiring/</text:span><text:span text:style-name="T10">recruiting of 3 leads.</text:span></text:p>
            <text:p><text:span text:style-name="T10"/></text:p>
            <text:p><text:span text:style-name="T5">Principal Consultant at ThoughtWorks </text:span><text:span text:style-name="T12">∘</text:span><text:span text:style-name="T6"> 2016–2017</text:span></text:p>
            <text:p><text:span text:style-name="T12">∘</text:span><text:span text:style-name="T10"> </text:span><text:span text:style-name="T10">Grew most-advanced most-profitable team from 0 to 20 FTEs, using iOS and blockchain.</text:span></text:p>
            <text:p><text:span text:style-name="T12">∘</text:span><text:span text:style-name="T10"> </text:span><text:span text:style-name="T10">Coached $1MM+ engagement clients in Fortune 50 fintech, manufacturing, B2C goods.</text:span></text:p>
            <text:p><text:span text:style-name="T11">∘</text:span><text:span text:style-name="T8"> </text:span><text:span text:style-name="T8">Grew practices in agile, lean, IaC, devops, pops, EPPM, from 0 to 1000+ GitHub stars.</text:span><text:span text:style-name="T8"><text:line-break/></text:span><text:span text:style-name="T8"><text:line-break/></text:span><text:span text:style-name="T5">Lead Software Consultant at Boxbee </text:span><text:span text:style-name="T11">∘ 500 Startups VC ∘ 2013-2015</text:span></text:p>
            <text:p><text:span text:style-name="T11">∘</text:span><text:span text:style-name="T8"> </text:span><text:span text:style-name="T10">Led 5 FTE product team from pre-pitch mocks to winning Launch.com Best New Startup.</text:span></text:p>
            <text:p><text:span text:style-name="T11">∘</text:span><text:span text:style-name="T8"> </text:span><text:span text:style-name="T8">Led Rails and JavaScript practices, and coded </text:span><text:span text:style-name="T10">iOS Swift application from 0 to MVP.</text:span></text:p>
            <text:p><text:span text:style-name="T11">∘</text:span><text:span text:style-name="T7"> </text:span><text:span text:style-name="T7">Coached CEO and PM on MVP roadmap, engineering, architecture, and fundraising.</text:span><text:span text:style-name="T6"><text:line-break/></text:span><text:span text:style-name="T6"/></text:p>
            <text:p><text:span text:style-name="T5">IS/IT Programmer at </text:span><text:span text:style-name="T11">University of California ∘ 2012-2013</text:span></text:p>
            <text:p><text:span text:style-name="T11">∘</text:span><text:span text:style-name="T7"> </text:span><text:span text:style-name="T7">Programmed secure nationwide UC survey system in Ruby, AWS for 500K users.</text:span></text:p>
            <text:p><text:span text:style-name="T11">∘</text:span><text:span text:style-name="T7"> </text:span><text:span text:style-name="T7">Scoped mission-critical enterprise email system for $1.5M migration to Python Django.</text:span></text:p>
            <text:p><text:span text:style-name="T11">∘</text:span><text:span text:style-name="T7"> </text:span><text:span text:style-name="T7">Teamed with BA staff to improve IT via DVCS, API, cloud services, for 50+ IT staff.</text:span></text:p>
          </draw:text-box>
        </draw:frame>
      </draw:page>
      <draw:page draw:name="page2" draw:style-name="dp1" draw:master-page-name="Default">
        <draw:frame draw:style-name="gr2" draw:text-style-name="P3" draw:layer="layout" svg:width="17.526cm" svg:height="25.675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6">PUBLIC PROJECT HIGHLIGHTS FOR TECHNOLOGY LEADERS</text:span></text:p>
            <text:p text:style-name="P1"><text:span text:style-name="T5"/></text:p>
            <text:p text:style-name="P1"><text:span text:style-name="T5">Architecture Decision Record: tactics to evaluate technology</text:span></text:p>
            <text:p text:style-name="P1"><text:span text:style-name="T13">∘ </text:span><text:span text:style-name="T13">Learn how leaders and experts <text:s/>make smarter choices about the best tools for the job.</text:span></text:p>
            <text:p text:style-name="P1"><text:span text:style-name="T13">∘ </text:span><text:span text:style-name="T13">Compare industry-leading decision record templates, their strengths, and their steps..</text:span></text:p>
            <text:p text:style-name="P1"><text:span text:style-name="T13">∘ </text:span><text:span text:style-name="T13"><text:a xlink:href="https://github.com/joelparkerhenderson/architecture-decision-record" xlink:type="simple">https://github.com/joelparkerhenderson/architecture-decision-record</text:a></text:span></text:p>
            <text:p text:style-name="P1"><text:span text:style-name="T5"/></text:p>
            <text:p text:style-name="P2"><text:span text:style-name="T11">Queueing theory: an introduction for software development </text:span></text:p>
            <text:p text:style-name="P2"><text:span text:style-name="T13">∘ </text:span><text:span text:style-name="T13">Learn about queues for services, workflows, streams,and <text:s/>distributed programming..</text:span></text:p>
            <text:p text:style-name="P2"><text:span text:style-name="T13">∘ </text:span><text:span text:style-name="T13">Understand arrival rates, utilization ratios, error percentages, lead time, and more.</text:span></text:p>
            <text:p text:style-name="P2"><text:span text:style-name="T13">∘ </text:span><text:span text:style-name="T13"><text:a xlink:href="https://github.com/joelparkerhenderson/queueing-theory" xlink:type="simple">https://github.com/joelparkerhenderson/queueing-theory</text:a></text:span></text:p>
            <text:p text:style-name="P1"><text:span text:style-name="T11"/></text:p>
            <text:p text:style-name="P1"><text:span text:style-name="T11">PUBLIC PROJECT HIGHLIGHTS FOR TECHNOLOGISTS</text:span></text:p>
            <text:p text:style-name="P1"><text:span text:style-name="T11"/></text:p>
            <text:p text:style-name="P1"><text:span text:style-name="T5">Git Alias: command line accelerators for version control</text:span></text:p>
            <text:p text:style-name="P1"><text:span text:style-name="T13">∘ </text:span><text:span text:style-name="T13">Hundreds of git alias configuration options to make git easier, faster, and smarter.</text:span></text:p>
            <text:p text:style-name="P1"><text:span text:style-name="T13">∘ </text:span><text:span text:style-name="T13">Run commands for branches, workflows, topics, charts, churn, and optimizations.</text:span></text:p>
            <text:p text:style-name="P1"><text:span text:style-name="T13">∘ </text:span><text:span text:style-name="T13"><text:a xlink:href="https://github.com/gitalias/gitalias" xlink:type="simple">https://github.com/gitalias/gitalias</text:a></text:span></text:p>
            <text:p text:style-name="P1"><text:span text:style-name="T11"/></text:p>
            <text:p text:style-name="P1"><text:span text:style-name="T11">Unicode Separated Values: data exchange standard</text:span></text:p>
            <text:p text:style-name="P2"><text:span text:style-name="T13">∘ </text:span><text:span text:style-name="T13">Upgrade data files and streams beyond typical comma/tab separated values (CSV/TSV).</text:span></text:p>
            <text:p text:style-name="P2"><text:span text:style-name="T13">∘ </text:span><text:span text:style-name="T13">Handle data that contains commas, semicolons, quotes, tabs, newlines, and more.</text:span></text:p>
            <text:p text:style-name="P2"><text:span text:style-name="T13">∘ </text:span><text:span text:style-name="T13"><text:a xlink:href="https://github.com/sixarm/usv" xlink:type="simple">https://github.com/sixarm/usv</text:a></text:span><text:span text:style-name="T11"><text:line-break/></text:span><text:span text:style-name="T11"/></text:p>
            <text:p text:style-name="P1"><text:span text:style-name="T11">Stable Diffusion: image prompt gallery</text:span></text:p>
            <text:p text:style-name="P1"><text:span text:style-name="T13">∘ </text:span><text:span text:style-name="T13">Generate novel kinds of artwork by using artificial intelligence machine learning.</text:span></text:p>
            <text:p text:style-name="P1"><text:span text:style-name="T13">∘ </text:span><text:span text:style-name="T13">Focus is on user-friendly comparisons of artists, mythologies, techniques, and more.</text:span></text:p>
            <text:p text:style-name="P1"><text:span text:style-name="T13">∘ </text:span><text:span text:style-name="T13"><text:a xlink:href="https://joelparkerhenderson.gumroad.com/l/stable-diffusion-image-prompt-gallery-book" xlink:type="simple">https://joelparkerhenderson.gumroad.com/l/stable-diffusion-image-prompt-gallery-book</text:a></text:span></text:p>
            <text:p text:style-name="P1"><text:span text:style-name="T13"/></text:p>
            <text:p text:style-name="P1"><text:span text:style-name="T11">PUBLIC PRODUCT HIGHLIGHTS FOR PROGRAMMERS</text:span></text:p>
            <text:p text:style-name="P1"><text:span text:style-name="T11"/></text:p>
            <text:p text:style-name="P1"><text:span text:style-name="T11">Unix shell script tactics: a style guide</text:span></text:p>
            <text:p text:style-name="P1"><text:span text:style-name="T13">∘ </text:span><text:span text:style-name="T13">Coach programmers on best practices to improve reliability, portability, <text:s/>and security.</text:span></text:p>
            <text:p text:style-name="P1"><text:span text:style-name="T13">∘ </text:span><text:span text:style-name="T13">Provide source code for utility functions, options parsing, error handling, and more.</text:span></text:p>
            <text:p text:style-name="P1"><text:span text:style-name="T13">∘ </text:span><text:span text:style-name="T13"><text:a xlink:href="https://github.com/sixarm/unix-shell-script-tactics" xlink:type="simple">https://github.com/sixarm/unix-shell-script-tactics</text:a></text:span></text:p>
            <text:p text:style-name="P1"><text:span text:style-name="T11"/></text:p>
            <text:p text:style-name="P1"><text:span text:style-name="T11">Assertables: Rust crate of assertion macros for testing</text:span></text:p>
            <text:p text:style-name="P1"><text:span text:style-name="T13">∘ </text:span><text:span text:style-name="T13">Upgrade your Rust test driven development (TDD) with smarter semantic macros.</text:span></text:p>
            <text:p text:style-name="P1"><text:span text:style-name="T13">∘ </text:span><text:span text:style-name="T13">Compare values, sets, bags, file text, process commands, function returns, and more.</text:span></text:p>
            <text:p text:style-name="P1"><text:span text:style-name="T13">∘ </text:span><text:span text:style-name="T13"><text:a xlink:href="https://crates.io/crates/assertables" xlink:type="simple">https://crates.io/crates/assertables</text:a></text:span></text:p>
            <text:p text:style-name="P1"><text:span text:style-name="T11"/></text:p>
            <text:p text:style-name="P1"><text:span text:style-name="T11">Num Command: number utilities for <text:s/>mathematics </text:span></text:p>
            <text:p text:style-name="P1"><text:span text:style-name="T13">∘ </text:span><text:span text:style-name="T13">Calculate statistics and analytics on <text:s/>the command line entirely with standard POSIX.</text:span></text:p>
            <text:p text:style-name="P1"><text:span text:style-name="T13">∘ </text:span><text:span text:style-name="T13">Do math on aggregations, deviations, moments, quartiles, kurtosis, skewness, and more.</text:span></text:p>
            <text:p text:style-name="P1"><text:span text:style-name="T13">∘ </text:span><text:span text:style-name="T13"><text:a xlink:href="https://github.com/numcommand/num" xlink:type="simple">https://github.com/numcommand/num</text:a></text:span></text:p>
            <text:p text:style-name="P1"><text:span text:style-name="T13"/></text:p>
            <text:p text:style-name="P1"><text:span text:style-name="T11">Unaccent: Ruby gem for string processing</text:span></text:p>
            <text:p text:style-name="P1"><text:span text:style-name="T13">∘ </text:span><text:span text:style-name="T13">Use Ruby and Unicode to process string accented characters to unaccented equivalents.</text:span></text:p>
            <text:p text:style-name="P1"><text:span text:style-name="T13">∘ </text:span><text:span text:style-name="T13">Has 50M+ downloads, plus full compatibility with every Ruby release for 15+ years.</text:span></text:p>
            <text:p text:style-name="P1"><text:span text:style-name="T13">∘ </text:span><text:span text:style-name="T13"><text:a xlink:href="https://rubygems.org/gems/sixarm_ruby_unaccent" xlink:type="simple">https://rubygems.org/gems/sixarm_ruby_unaccent</text:a></text:span></text:p>
          </draw:text-box>
        </draw:frame>
      </draw:page>
      <draw:page draw:name="page3" draw:style-name="dp1" draw:master-page-name="Default">
        <draw:frame draw:style-name="gr3" draw:text-style-name="P3" draw:layer="layout" svg:width="17.526cm" svg:height="25.675cm" svg:x="2.032cm" svg:y="1.27cm">
          <draw:text-box>
            <text:p text:style-name="P1"><text:span text:style-name="T1">Joel Parker Henderson • Software Developer</text:span></text:p>
            <text:p text:style-name="P1"><text:span text:style-name="T2"><text:line-break/></text:span><text:span text:style-name="T3">joel@joelparkerhenderson.com • </text:span><text:span text:style-name="T3"><text:a xlink:href="https://linkedin.com/in/joelparkerhenderson" xlink:type="simple">https://linkedin.com/in/joelparkerhenderson</text:a></text:span></text:p>
            <text:p text:style-name="P1"><text:span text:style-name="T4"/></text:p>
            <text:p><text:span text:style-name="T6">GUIDE PUBLICATIONS FOR TECHNOLOGY LEADERS AND PRACTITIONERS</text:span></text:p>
            <text:p text:style-name="P1"><text:span text:style-name="T13"/></text:p>
            <text:p text:style-name="P1"><text:span text:style-name="T11"><text:a xlink:href="https://gumroad.com/l/startup-business-guide" xlink:type="simple">Startup Business Guide</text:a></text:span></text:p>
            <text:p text:style-name="P1"><text:span text:style-name="T13"/></text:p>
            <text:p text:style-name="P1"><text:span text:style-name="T13">Covers startup concepts that help with entrepreneurship. Examples are pitch decks, market/customer/product discovery, product-market fit (PMF), minimum viable product (MVP), technology industries and sectors, company roles and responsibilities, sales and marketing, venture capital (VC) and investors, legal entities and useful contracts.</text:span></text:p>
            <text:p text:style-name="P1"><text:span text:style-name="T13"/></text:p>
            <text:p text:style-name="P1"><text:span text:style-name="T11"><text:a xlink:href="https://gumroad.com/l/innovation-partnership-guide" xlink:type="simple">Innovation Partnership Guide</text:a></text:span></text:p>
            <text:p text:style-name="P1"><text:span text:style-name="T13"/></text:p>
            <text:p text:style-name="P1"><text:span text:style-name="T13">Covers innovation creation collaborations. Examples are joint venture approaches, culture of innovation, strategic alignment, long waves, Partnership Readiness Level (PRL), Partner Relationship Management (PRM), technology transfer agreements, spinoffs and spinouts, AI for partner management, SWOT &amp; PESTLE, and business analysis tools.</text:span></text:p>
            <text:p text:style-name="P1"><text:span text:style-name="T11"/></text:p>
            <text:p text:style-name="P1"><text:span text:style-name="T11"><text:a xlink:href="https://gumroad.com/l/business-lingo-guide" xlink:type="simple">Business Lingo Guide</text:a></text:span></text:p>
            <text:p text:style-name="P1"><text:span text:style-name="T13"/></text:p>
            <text:p text:style-name="P1"><text:span text:style-name="T13">Covers popular terminology that shows up in US-oriented workplaces and projects. Examples are aphorisms "Conway's Law" and "The Pareto Principle", idioms "Get on the front foot" and "Unknown unknowns", and quotations "Execution eats strategy for lunch" and "Make mistakes faster". This guide accelerates team cross-cultural communication.</text:span></text:p>
            <text:p text:style-name="P1"><text:span text:style-name="T11"/></text:p>
            <text:p text:style-name="P1"><text:span text:style-name="T11"><text:a xlink:href="https://gumroad.com/l/project-management-guide" xlink:type="simple">Project Management Guide</text:a></text:span></text:p>
            <text:p text:style-name="P1"><text:span text:style-name="T13"/></text:p>
            <text:p text:style-name="P1"><text:span text:style-name="T13">Covers concepts that help with leading projects, programs, and portfolios. Examples are Project Management Life Cycle (PMLC), Objectives and Key Results (OKRs), Key Performance Indicators (KPIs), SMART criteria, Work Breakdown Structure (WBS), change management, digital transformation, agile, lean, Kanban, and kaizen.</text:span></text:p>
            <text:p text:style-name="P1"><text:span text:style-name="T13"/></text:p>
            <text:p text:style-name="P1"><text:span text:style-name="T11"><text:a xlink:href="https://gumroad.com/l/ui-ux-design-guide" xlink:type="simple">UI/UX Design Guide</text:a></text:span></text:p>
            <text:p text:style-name="P1"><text:span text:style-name="T13"/></text:p>
            <text:p text:style-name="P1"><text:span text:style-name="T13">Covers user interface (UI) design and user experience (UX) development. Examples are User-Centered Design (UCD), Information Architecture (IA), design management, task analysis, ideation, mockups, use cases, user stories, modeling diagrams, affordances, accessibility, internationalization and localization, UI/UX testing, and AI for UI/UX. </text:span></text:p>
            <text:p text:style-name="P1"><text:span text:style-name="T13"/></text:p>
            <text:p text:style-name="P1"><text:span text:style-name="T11"><text:a xlink:href="https://gumroad.com/l/ai-starter-guide" xlink:type="simple">AI Starter Guide</text:a></text:span></text:p>
            <text:p text:style-name="P1"><text:span text:style-name="T13"/></text:p>
            <text:p text:style-name="P1"><text:span text:style-name="T13">Covers artificial intelligence topics and machine learning approaches. Business examples are AI tools for processes, AI benefits for industry sectors, and AI ethics. Technical examples are neural networks, supervise/ unsupervised learning, ensembles, clustering, dimensionality reduction, loss functions, kernel tricks, and AI/ML performance metrics, </text:span></text:p>
            <text:p text:style-name="P1"><text:span text:style-name="T11"/></text:p>
            <text:p text:style-name="P1"><text:span text:style-name="T11"><text:a xlink:href="https://gumroad.com/l/software-programming-guide" xlink:type="simple">Software Programming Guide</text:a></text:span></text:p>
            <text:p text:style-name="P1"><text:span text:style-name="T13"/></text:p>
            <text:p text:style-name="P1"><text:span text:style-name="T13">Covers industry practices for software programming, development, and deployment. Examples are programming paradigms, algorithms and data structures, design patterns, database implementations,distributed ledgers, asynchronicity, concurrency, parallelism, monolith and microservice architectures, testing, version control, devops, and security.</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DejaVu Sans" svg:font-family="'DejaVu Sans'" style:font-family-generic="system" style:font-pitch="variable"/>
    <style:font-face style:name="DejaVu Sans1" svg:font-family="'DejaVu Sans'" style:font-adornments="Condensed" style:font-family-generic="swiss"/>
    <style:font-face style:name="DejaVu Sans2" svg:font-family="'DejaVu Sans'" style:font-family-generic="swiss" style:font-pitch="variable"/>
    <style:font-face style:name="DejaVu Sans3" svg:font-family="'DejaVu Sans'" style:font-family-generic="swiss"/>
    <style:font-face style:name="DejaVu Sans4" svg:font-family="'DejaVu Sans'" style:font-adornments="Condensed" style:font-family-generic="system"/>
    <style:font-face style:name="DejaVu Sans5" svg:font-family="'DejaVu Sans'" style:font-adornments="Condensed" style:font-family-generic="system"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2" draw:fill="none"/>
      <style:text-properties style:font-name="Helvetica1" fo:font-family="Helvetica" style:font-style-name="Regular" style:font-family-generic="swiss" style:font-pitch="variable" fo:font-size="1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016cm" fo:margin-bottom="1.016cm" fo:margin-left="2.032cm" fo:margin-right="2.032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9-06T15:27:56.064636208</dc:date>
    <meta:editing-duration>PT23H10M38S</meta:editing-duration>
    <meta:editing-cycles>9</meta:editing-cycles>
    <meta:generator>LibreOffice/7.6.0.3$MacOSX_AARCH64 LibreOffice_project/69edd8b8ebc41d00b4de3915dc82f8f0fc3b6265</meta:generator>
    <meta:print-date>2023-09-05T16:46:33.440578181</meta:print-date>
    <meta:printed-by>PDF files</meta:printed-by>
    <meta:document-statistic meta:object-count="3"/>
  </office:meta>
</office:document-meta>
</file>